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11" table:default-cell-style-name="ce1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pecified dataset</text:p>
          </table:table-cell>
          <table:table-cell office:value-type="string" calcext:value-type="string">
            <text:p>Unspecified dataset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ADASIL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ICH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CV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MB-only</text:p>
          </table:table-cell>
        </table:table-row>
        <table:table-row table:style-name="ro1">
          <table:table-cell office:value-type="string" calcext:value-type="string">
            <text:p>Afzal et al. (2022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-masni et al. (2020a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-masni et al. (2020b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teeq et al. (2018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o et al. (2018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arnes et al. (2011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Bian et al. (2013)</text:p>
          </table:table-cell>
          <table:table-cell office:value-type="string" calcext:value-type="string">
            <text:p>✓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Chen et al. (2015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n et al. (2017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en et al. (2019)</text:p>
          </table:table-cell>
          <table:table-cell office:value-type="string" calcext:value-type="string">
            <text:p>✓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Chesebro et al. (2021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oke et al. (2020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ou et al. (2016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 et al. (2020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n et al. (2022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azlollahi et al. (2013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zlollahi et al. (2014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zlollahi et al. (2015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erlin et al. (2021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errer et al. (2023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hafaryasl et al. (2012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ter et al. (2018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Gunter et al. (2022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ong, Cheng, Wang (2019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ong, Cheng, Zhang (2019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Hong et al. (2020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im et al. (2022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oschmieder et al. (2022)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uijf et al. (2011)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uijf et al. (2012)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Kuijf et al. (2013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ee et al. (2022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 et al. (2021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u, Surapaneni et al. (2012)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iu et al. (2019)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iu et al. (2020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 et al. (2017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u et al. (2020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, Liu, Wang et al. (2021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, Nayak et al. (2021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Lu, Yan et al. (2021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omeni et al. (2021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orrison et al. (2018)</text:p>
          </table:table-cell>
          <table:table-cell office:value-type="string" calcext:value-type="string">
            <text:p>✓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Myung et al. (2021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ndigam et al. (2009)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–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Nikseresht et al. (2022)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10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oy et al. (2015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Dou et al. (2015)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Rashid et al. (2021)</text:p>
          </table:table-cell>
          <table:table-cell office:value-type="string" calcext:value-type="string">
            <text:p>✓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a-ngiem et al. (2019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ghier et al. (2011)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andvoss et al. (2018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Stanley and Franklin (2022a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nley and Franklin (2022b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daresan et al. (2022)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walska et al. (2022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judin et al. (2017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o and Cloutie (2018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van den Heuvel et al. (2015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van den Heuvel et al. (2016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Vieira (2023)</text:p>
          </table:table-cell>
          <table:table-cell office:value-type="string" calcext:value-type="string">
            <text:p>✓</text:p>
          </table:table-cell>
          <table:table-cell table:number-columns-repeated="11" office:value-type="string" calcext:value-type="string">
            <text:p>–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ng et al. (2017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ang et al. (2019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Wang et al. (2020)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Zhang et al. (2016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Zhang, Hou et al. (2018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Zhang, Zhang et al. (2018)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yes</text:p>
          </table:table-cell>
          <table:table-cell table:number-columns-repeated="9" office:value-type="string" calcext:value-type="string">
            <text:p>–</text:p>
          </table:table-cell>
        </table:table-row>
      </table:table>
      <table:named-expressions/>
      <table:database-ranges>
        <table:database-range table:name="__Anonymous_Sheet_DB__0" table:target-range-address="Sheet1.A1:Sheet1.N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0:06:04.282854893</meta:creation-date>
    <dc:date>2023-11-20T20:58:32.893786582</dc:date>
    <meta:editing-duration>PT2M7S</meta:editing-duration>
    <meta:editing-cycles>3</meta:editing-cycles>
    <meta:generator>LibreOffice/7.3.7.2$Linux_X86_64 LibreOffice_project/30$Build-2</meta:generator>
    <meta:document-statistic meta:table-count="1" meta:cell-count="952" meta:object-count="0"/>
  </office:meta>
</office:document-meta>
</file>